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fr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Ma Boutique&lt;/title&gt;</text:p>
      <text:p text:style-name="Standard">&lt;style&gt;</text:p>
      <text:p text:style-name="Standard">body {</text:p>
      <text:p text:style-name="Standard"><text:s text:c="2"/>font-family: Arial, sans-serif;</text:p>
      <text:p text:style-name="Standard"><text:s text:c="2"/>margin: 0;</text:p>
      <text:p text:style-name="Standard"><text:s text:c="2"/>background: #f4f4f4;</text:p>
      <text:p text:style-name="Standard">}</text:p>
      <text:p text:style-name="Standard"/>
      <text:p text:style-name="Standard">header {</text:p>
      <text:p text:style-name="Standard"><text:s text:c="2"/>background: #111;</text:p>
      <text:p text:style-name="Standard"><text:s text:c="2"/>color: white;</text:p>
      <text:p text:style-name="Standard"><text:s text:c="2"/>padding: 15px;</text:p>
      <text:p text:style-name="Standard"><text:s text:c="2"/>text-align: center;</text:p>
      <text:p text:style-name="Standard">}</text:p>
      <text:p text:style-name="Standard"/>
      <text:p text:style-name="Standard">.products {</text:p>
      <text:p text:style-name="Standard"><text:s text:c="2"/>display: flex;</text:p>
      <text:p text:style-name="Standard"><text:s text:c="2"/>flex-wrap: wrap;</text:p>
      <text:p text:style-name="Standard"><text:s text:c="2"/>justify-content: center;</text:p>
      <text:p text:style-name="Standard"><text:s text:c="2"/>padding: 20px;</text:p>
      <text:p text:style-name="Standard">}</text:p>
      <text:p text:style-name="Standard"/>
      <text:p text:style-name="Standard">.product {</text:p>
      <text:p text:style-name="Standard"><text:s text:c="2"/>background: white;</text:p>
      <text:p text:style-name="Standard"><text:s text:c="2"/>margin: 15px;</text:p>
      <text:p text:style-name="Standard"><text:s text:c="2"/>padding: 15px;</text:p>
      <text:p text:style-name="Standard"><text:s text:c="2"/>width: 250px;</text:p>
      <text:p text:style-name="Standard"><text:s text:c="2"/>border-radius: 10px;</text:p>
      <text:p text:style-name="Standard"><text:s text:c="2"/>box-shadow: 0 4px 10px rgba(0,0,0,0.1);</text:p>
      <text:p text:style-name="Standard"><text:s text:c="2"/>text-align: center;</text:p>
      <text:p text:style-name="Standard">}</text:p>
      <text:p text:style-name="Standard"/>
      <text:p text:style-name="Standard">.product img {</text:p>
      <text:p text:style-name="Standard"><text:s text:c="2"/>width: 100%;</text:p>
      <text:p text:style-name="Standard"><text:s text:c="2"/>border-radius: 10px;</text:p>
      <text:p text:style-name="Standard">}</text:p>
      <text:p text:style-name="Standard"/>
      <text:p text:style-name="Standard">button {</text:p>
      <text:p text:style-name="Standard"><text:s text:c="2"/>background: black;</text:p>
      <text:p text:style-name="Standard"><text:s text:c="2"/>color: white;</text:p>
      <text:p text:style-name="Standard"><text:s text:c="2"/>padding: 10px;</text:p>
      <text:p text:style-name="Standard"><text:s text:c="2"/>border: none;</text:p>
      <text:p text:style-name="Standard"><text:s text:c="2"/>cursor: pointer;</text:p>
      <text:p text:style-name="Standard"><text:s text:c="2"/>border-radius: 5px;</text:p>
      <text:p text:style-name="Standard"><text:s text:c="2"/>margin-top: 10px;</text:p>
      <text:p text:style-name="Standard">}</text:p>
      <text:p text:style-name="Standard"/>
      <text:p text:style-name="Standard"><text:soft-page-break/>button:hover {</text:p>
      <text:p text:style-name="Standard"><text:s text:c="2"/>background: #444;</text:p>
      <text:p text:style-name="Standard">}</text:p>
      <text:p text:style-name="Standard"/>
      <text:p text:style-name="Standard">.cart {</text:p>
      <text:p text:style-name="Standard"><text:s text:c="2"/>position: fixed;</text:p>
      <text:p text:style-name="Standard"><text:s text:c="2"/>right: 20px;</text:p>
      <text:p text:style-name="Standard"><text:s text:c="2"/>top: 20px;</text:p>
      <text:p text:style-name="Standard"><text:s text:c="2"/>background: white;</text:p>
      <text:p text:style-name="Standard"><text:s text:c="2"/>padding: 15px;</text:p>
      <text:p text:style-name="Standard"><text:s text:c="2"/>border-radius: 10px;</text:p>
      <text:p text:style-name="Standard"><text:s text:c="2"/>box-shadow: 0 4px 10px rgba(0,0,0,0.2);</text:p>
      <text:p text:style-name="Standard">}</text:p>
      <text:p text:style-name="Standard"/>
      <text:p text:style-name="Standard">footer {</text:p>
      <text:p text:style-name="Standard"><text:s text:c="2"/>text-align: center;</text:p>
      <text:p text:style-name="Standard"><text:s text:c="2"/>padding: 20px;</text:p>
      <text:p text:style-name="Standard"><text:s text:c="2"/>background: #111;</text:p>
      <text:p text:style-name="Standard"><text:s text:c="2"/>color: white;</text:p>
      <text:p text:style-name="Standard"><text:s text:c="2"/>margin-top: 30px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eader&gt;</text:p>
      <text:p text:style-name="Standard">&lt;h1&gt;Ma Boutique&lt;/h1&gt;</text:p>
      <text:p text:style-name="Standard">&lt;/header&gt;</text:p>
      <text:p text:style-name="Standard"/>
      <text:p text:style-name="Standard">&lt;div class="cart"&gt;</text:p>
      <text:p text:style-name="Standard">&lt;h3&gt;Panier 🛒&lt;/h3&gt;</text:p>
      <text:p text:style-name="Standard">&lt;ul id="cart-items"&gt;&lt;/ul&gt;</text:p>
      <text:p text:style-name="Standard">&lt;p&gt;&lt;strong&gt;Total: &lt;span id="total"&gt;0&lt;/span&gt; €&lt;/strong&gt;&lt;/p&gt;</text:p>
      <text:p text:style-name="Standard">&lt;/div&gt;</text:p>
      <text:p text:style-name="Standard"/>
      <text:p text:style-name="Standard">&lt;div class="products"&gt;</text:p>
      <text:p text:style-name="Standard">&lt;div class="product"&gt;</text:p>
      <text:p text:style-name="Standard">&lt;img src="https://via.placeholder.com/250" alt="Produit 1"&gt;</text:p>
      <text:p text:style-name="Standard">&lt;h3&gt;Produit 1&lt;/h3&gt;</text:p>
      <text:p text:style-name="Standard">&lt;p&gt;20 €&lt;/p&gt;</text:p>
      <text:p text:style-name="Standard">&lt;button onclick="addToCart('Produit 1', 20)"&gt;Ajouter&lt;/button&gt;</text:p>
      <text:p text:style-name="Standard">&lt;/div&gt;</text:p>
      <text:p text:style-name="Standard"/>
      <text:p text:style-name="Standard">&lt;div class="product"&gt;</text:p>
      <text:p text:style-name="Standard">&lt;img src="https://via.placeholder.com/250" alt="Produit 2"&gt;</text:p>
      <text:p text:style-name="Standard">&lt;h3&gt;Produit 2&lt;/h3&gt;</text:p>
      <text:p text:style-name="Standard">&lt;p&gt;35 €&lt;/p&gt;</text:p>
      <text:p text:style-name="Standard">&lt;button onclick="addToCart('Produit 2', 35)"&gt;Ajouter&lt;/button&gt;</text:p>
      <text:p text:style-name="Standard">&lt;/div&gt;</text:p>
      <text:p text:style-name="Standard">&lt;/div&gt;</text:p>
      <text:p text:style-name="Standard"/>
      <text:p text:style-name="Standard">&lt;footer&gt;</text:p>
      <text:p text:style-name="Standard"><text:soft-page-break/>&lt;p&gt;© 2026 Ma Boutique - Tous droits réservés&lt;/p&gt;</text:p>
      <text:p text:style-name="Standard">&lt;/footer&gt;</text:p>
      <text:p text:style-name="Standard"/>
      <text:p text:style-name="Standard">&lt;script&gt;</text:p>
      <text:p text:style-name="Standard">let total = 0;</text:p>
      <text:p text:style-name="Standard"/>
      <text:p text:style-name="Standard">function addToCart(name, price) {</text:p>
      <text:p text:style-name="Standard"><text:s text:c="2"/>const cartItems = document.getElementById("cart-items");</text:p>
      <text:p text:style-name="Standard"><text:s text:c="2"/>const li = document.createElement("li");</text:p>
      <text:p text:style-name="Standard"><text:s text:c="2"/>li.textContent = name + " - " + price + " €";</text:p>
      <text:p text:style-name="Standard"><text:s text:c="2"/>cartItems.appendChild(li);</text:p>
      <text:p text:style-name="Standard"/>
      <text:p text:style-name="Standard"><text:s text:c="2"/>total += price;</text:p>
      <text:p text:style-name="Standard"><text:s text:c="2"/>document.getElementById("total").textContent = total;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M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M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4T15:32:28.036590300</meta:creation-date>
    <dc:date>2026-02-14T15:32:47.630153900</dc:date>
    <meta:editing-duration>PT25S</meta:editing-duration>
    <meta:editing-cycles>1</meta:editing-cycles>
    <meta:document-statistic meta:table-count="0" meta:image-count="0" meta:object-count="0" meta:page-count="3" meta:paragraph-count="106" meta:word-count="230" meta:character-count="1986" meta:non-whitespace-character-count="1770"/>
    <meta:generator>LibreOffice/25.8.4.2$Windows_X86_64 LibreOffice_project/290daaa01b999472f0c7a3890eb6a550fd74c6df</meta:generator>
  </office:meta>
</office:document-meta>
</file>